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letter-spacing="normal"/>
    </style:style>
    <style:style style:name="P2" style:family="paragraph">
      <style:text-properties fo:letter-spacing="5pt"/>
    </style:style>
  </office:automatic-styles>
  <office:body>
    <office:text>
      <text:p text:style-name="P1">
     This is an example of text with normal letter spacing.
   </text:p>
      <text:p text:style-name="P2">
     This is an example of text with 5 letter spacing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